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Quotations" style:master-page-name="">
      <loext:graphic-properties draw:fill="none"/>
      <style:paragraph-properties fo:margin-left="0in" fo:margin-right="0in" fo:margin-top="0in" fo:margin-bottom="0.1965in" style:contextual-spacing="false" fo:text-align="center" style:justify-single-word="false" fo:text-indent="0in" style:auto-text-indent="false" style:page-number="auto" fo:background-color="transparent"/>
    </style:style>
    <style:style style:name="P2" style:family="paragraph" style:parent-style-name="Quotations">
      <loext:graphic-properties draw:fill="none"/>
      <style:paragraph-properties fo:margin-left="0in" fo:margin-right="0in" fo:margin-top="0in" fo:margin-bottom="0.1965in" style:contextual-spacing="false" fo:text-align="center" style:justify-single-word="false" fo:text-indent="0in" style:auto-text-indent="false" fo:background-color="transparent"/>
    </style:style>
    <style:style style:name="P3" style:family="paragraph" style:parent-style-name="Quotations" style:master-page-name="">
      <loext:graphic-properties draw:fill="none"/>
      <style:paragraph-properties fo:margin-left="0in" fo:margin-right="0in" fo:margin-top="0in" fo:margin-bottom="0.1965in" style:contextual-spacing="false" fo:text-align="center" style:justify-single-word="false" fo:text-indent="0in" style:auto-text-indent="false" style:page-number="auto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size="18pt" officeooo:rsid="000fc076" officeooo:paragraph-rsid="000fc076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5pt" officeooo:rsid="000fc076" officeooo:paragraph-rsid="000fc076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3pt" officeooo:rsid="000fc076" officeooo:paragraph-rsid="000fc076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2pt" officeooo:rsid="000fc076" officeooo:paragraph-rsid="000fc076" style:font-size-asian="10.5pt" style:font-size-complex="12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2pt" officeooo:rsid="000fc076" officeooo:paragraph-rsid="000fc07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neric Universal Role Playing System Item Generation System</text:p>
      <text:p text:style-name="P5">(GURPS IGS?)</text:p>
      <text:p text:style-name="P5"/>
      <text:p text:style-name="P1">A Project For KSU CIS560</text:p>
      <text:p text:style-name="P6"/>
      <text:p text:style-name="P1">A Collaboration between</text:p>
      <text:p text:style-name="P2">Nicholas Sixbury and Sarah Diener</text:p>
      <text:p text:style-name="P7"/>
      <text:p text:style-name="Subtitle">Introduction:</text:p>
      <text:p text:style-name="P8">-</text:p>
      <text:p text:style-name="P7"/>
      <text:p text:style-name="Subtitle">Technical Description:</text:p>
      <text:p text:style-name="P8">-</text:p>
      <text:p text:style-name="P7"/>
      <text:p text:style-name="Subtitle">Database Design:</text:p>
      <text:p text:style-name="P8">-</text:p>
      <text:p text:style-name="P7"/>
      <text:p text:style-name="Subtitle">System Design:</text:p>
      <text:p text:style-name="P8">-</text:p>
      <text:p text:style-name="P7"/>
      <text:p text:style-name="Subtitle">System Features and Usage:</text:p>
      <text:p text:style-name="P8">-</text:p>
      <text:p text:style-name="P7"/>
      <text:p text:style-name="Subtitle">Report Queries:</text:p>
      <text:p text:style-name="P8">-</text:p>
      <text:p text:style-name="P7"/>
      <text:p text:style-name="Subtitle">Summary and Discussion:</text:p>
      <text:p text:style-name="P8">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23:01:30.829000000</meta:creation-date>
    <meta:generator>LibreOffice/7.0.1.2$Windows_X86_64 LibreOffice_project/7cbcfc562f6eb6708b5ff7d7397325de9e764452</meta:generator>
    <dc:date>2021-11-28T23:46:06.576000000</dc:date>
    <meta:editing-duration>PT31M54S</meta:editing-duration>
    <meta:editing-cycles>1</meta:editing-cycles>
    <meta:document-statistic meta:table-count="0" meta:image-count="0" meta:object-count="0" meta:page-count="1" meta:paragraph-count="19" meta:word-count="46" meta:character-count="288" meta:non-whitespace-character-count="261"/>
  </office:meta>
</office:document-meta>
</file>